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-by-year" table:style-name="ta1">
        <table:shapes>
          <draw:frame draw:z-index="0" draw:style-name="gr1" draw:text-style-name="P1" svg:width="159.99mm" svg:height="89.99mm" svg:x="49.35mm" svg:y="22.52mm">
            <loext:p draw:notify-on-update-of-ranges="'dataset-by-year'.A2:'dataset-by-year'.A18 'dataset-by-year'.B1:'dataset-by-year'.B1 'dataset-by-year'.B2:'dataset-by-year'.B18 'dataset-by-year'.C1:'dataset-by-year'.C1 'dataset-by-year'.C2:'dataset-by-year'.C18 'dataset-by-year'.D1:'dataset-by-year'.D1 'dataset-by-year'.D2:'dataset-by-year'.D18 'dataset-by-year'.E1:'dataset-by-year'.E1 'dataset-by-year'.E2:'dataset-by-year'.E18 'dataset-by-year'.F1:'dataset-by-year'.F1 'dataset-by-year'.F2:'dataset-by-year'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mentions</text:p>
          </table:table-cell>
          <table:table-cell table:style-name="ce1" office:value-type="string" calcext:value-type="string">
            <text:p>cit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2" table:style-name="ta1">
        <table:shapes>
          <draw:frame draw:z-index="0" draw:style-name="gr1" draw:text-style-name="P1" svg:width="124.4mm" svg:height="90.84mm" svg:x="87.59mm" svg:y="0mm">
            <loext:p draw:notify-on-update-of-ranges="'dataset-by-year_2'.A2:'dataset-by-year_2'.A18 'dataset-by-year_2'.B1:'dataset-by-year_2'.B1 'dataset-by-year_2'.B2:'dataset-by-year_2'.B18 'dataset-by-year_2'.D1:'dataset-by-year_2'.D1 'dataset-by-year_2'.D2:'dataset-by-year_2'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25.43mm" svg:height="89.99mm" svg:x="216.61mm" svg:y="0mm">
            <loext:p draw:notify-on-update-of-ranges="'dataset-by-year_2'.A2:'dataset-by-year_2'.A18 'dataset-by-year_2'.E1:'dataset-by-year_2'.E1 'dataset-by-year_2'.E2:'dataset-by-year_2'.E18 'dataset-by-year_2'.F1:'dataset-by-year_2'.F1 'dataset-by-year_2'.F2:'dataset-by-year_2'.F18 'dataset-by-year_2'.G1:'dataset-by-year_2'.G1 'dataset-by-year_2'.G2:'dataset-by-year_2'.G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rojetos</text:p>
          </table:table-cell>
          <table:table-cell office:value-type="string" calcext:value-type="string">
            <text:p>Lançamentos</text:p>
          </table:table-cell>
          <table:table-cell office:value-type="string" calcext:value-type="string">
            <text:p>Menções</text:p>
          </table:table-cell>
          <table:table-cell office:value-type="string" calcext:value-type="string">
            <text:p>Cit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ontribui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ataset-by-year_13" table:style-name="ta1">
        <table:shapes>
          <draw:frame draw:z-index="0" draw:style-name="gr1" draw:text-style-name="P1" svg:width="192.03mm" svg:height="90.05mm" svg:x="0.28mm" svg:y="84.73mm">
            <loext:p draw:notify-on-update-of-ranges="'dataset-by-year_13'.A2:'dataset-by-year_13'.A18 'dataset-by-year_13'.P1:'dataset-by-year_13'.P1 'dataset-by-year_13'.P2:'dataset-by-year_13'.P18 'dataset-by-year_13'.Q1:'dataset-by-year_13'.Q1 'dataset-by-year_13'.Q2:'dataset-by-year_13'.Q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9" table:number-columns-repeated="14" table:default-cell-style-name="Default"/>
        <table:table-column table:style-name="co6" table:number-columns-repeated="4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entions</text:p>
          </table:table-cell>
          <table:table-cell/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mentions</text:p>
          </table:table-cell>
          <table:table-cell table:number-columns-repeated="2" office:value-type="string" calcext:value-type="string">
            <text:p>projects</text:p>
          </table:table-cell>
          <table:table-cell table:style-name="Default" office:value-type="string" calcext:value-type="string">
            <text:p>Projetos</text:p>
          </table:table-cell>
          <table:table-cell table:style-name="Default" office:value-type="string" calcext:value-type="string">
            <text:p>Menções</text:p>
          </table:table-cell>
          <table:table-cell table:style-name="Default"/>
          <table:table-cell table:style-name="Default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D2];[.F2];[.H2];[.J2];[.L2];[.N2];[.O2])" office:value-type="float" office:value="1.66666666666667" calcext:value-type="float">
            <text:p>2</text:p>
          </table:table-cell>
          <table:table-cell table:formula="of:=AVERAGE([.E2];[.G2];[.I2];[.K2];[.M2])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D3];[.F3];[.H3];[.J3];[.L3];[.N3];[.O3])" office:value-type="float" office:value="1" calcext:value-type="float">
            <text:p>1</text:p>
          </table:table-cell>
          <table:table-cell table:formula="of:=AVERAGE([.E3];[.G3];[.I3];[.K3];[.M3])" office:value-type="float" office:value="1" calcext:value-type="float">
            <text:p>1</text:p>
          </table:table-cell>
          <table:table-cell table:formula="of:=100-([.Q3]*100/[.Q2])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D4];[.F4];[.H4];[.J4];[.L4];[.N4];[.O4])" office:value-type="float" office:value="1" calcext:value-type="float">
            <text:p>1</text:p>
          </table:table-cell>
          <table:table-cell table:formula="of:=AVERAGE([.E4];[.G4];[.I4];[.K4];[.M4])" office:value-type="float" office:value="1" calcext:value-type="float">
            <text:p>1</text:p>
          </table:table-cell>
          <table:table-cell table:formula="of:=100-([.Q4]*100/[.Q3])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5];[.F5];[.H5];[.J5];[.L5];[.N5];[.O5])" office:value-type="float" office:value="1" calcext:value-type="float">
            <text:p>1</text:p>
          </table:table-cell>
          <table:table-cell table:formula="of:=AVERAGE([.E5];[.G5];[.I5];[.K5];[.M5])" office:value-type="float" office:value="2" calcext:value-type="float">
            <text:p>2</text:p>
          </table:table-cell>
          <table:table-cell table:formula="of:=100-([.Q5]*100/[.Q4])" office:value-type="float" office:value="-100" calcext:value-type="float">
            <text:p>-100</text:p>
          </table:table-cell>
          <table:table-cell table:formula="of:=[.R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];[.F6];[.H6];[.J6];[.L6];[.N6];[.O6])" office:value-type="float" office:value="1" calcext:value-type="float">
            <text:p>1</text:p>
          </table:table-cell>
          <table:table-cell table:formula="of:=AVERAGE([.E6];[.G6];[.I6];[.K6];[.M6])" office:value-type="float" office:value="3.33333333333333" calcext:value-type="float">
            <text:p>3</text:p>
          </table:table-cell>
          <table:table-cell table:formula="of:=100-([.Q6]*100/[.Q5])" office:value-type="float" office:value="-66.6666666666667" calcext:value-type="float">
            <text:p>-67</text:p>
          </table:table-cell>
          <table:table-cell table:formula="of:=[.R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7];[.F7];[.H7];[.J7];[.L7];[.N7];[.O7])" office:value-type="float" office:value="1.42857142857143" calcext:value-type="float">
            <text:p>1</text:p>
          </table:table-cell>
          <table:table-cell table:formula="of:=AVERAGE([.E7];[.G7];[.I7];[.K7];[.M7])" office:value-type="float" office:value="3.8" calcext:value-type="float">
            <text:p>4</text:p>
          </table:table-cell>
          <table:table-cell table:formula="of:=100-([.Q7]*100/[.Q6])" office:value-type="float" office:value="-14" calcext:value-type="float">
            <text:p>-14</text:p>
          </table:table-cell>
          <table:table-cell table:formula="of:=[.R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8];[.F8];[.H8];[.J8];[.L8];[.N8];[.O8])" office:value-type="float" office:value="1" calcext:value-type="float">
            <text:p>1</text:p>
          </table:table-cell>
          <table:table-cell table:formula="of:=AVERAGE([.E8];[.G8];[.I8];[.K8];[.M8])" office:value-type="float" office:value="3" calcext:value-type="float">
            <text:p>3</text:p>
          </table:table-cell>
          <table:table-cell table:formula="of:=100-([.Q8]*100/[.Q7])" office:value-type="float" office:value="21.0526315789474" calcext:value-type="float">
            <text:p>21</text:p>
          </table:table-cell>
          <table:table-cell table:formula="of:=[.R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9];[.F9];[.H9];[.J9];[.L9];[.N9];[.O9])" office:value-type="float" office:value="1" calcext:value-type="float">
            <text:p>1</text:p>
          </table:table-cell>
          <table:table-cell table:formula="of:=AVERAGE([.E9];[.G9];[.I9];[.K9];[.M9])" office:value-type="float" office:value="2.2" calcext:value-type="float">
            <text:p>2</text:p>
          </table:table-cell>
          <table:table-cell table:formula="of:=100-([.Q9]*100/[.Q8])" office:value-type="float" office:value="26.6666666666667" calcext:value-type="float">
            <text:p>27</text:p>
          </table:table-cell>
          <table:table-cell table:formula="of:=[.R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D10];[.F10];[.H10];[.J10];[.L10];[.N10];[.O10])" office:value-type="float" office:value="1" calcext:value-type="float">
            <text:p>1</text:p>
          </table:table-cell>
          <table:table-cell table:formula="of:=AVERAGE([.E10];[.G10];[.I10];[.K10];[.M10])" office:value-type="float" office:value="3.4" calcext:value-type="float">
            <text:p>3</text:p>
          </table:table-cell>
          <table:table-cell table:formula="of:=100-([.Q10]*100/[.Q9])" office:value-type="float" office:value="-54.5454545454545" calcext:value-type="float">
            <text:p>-55</text:p>
          </table:table-cell>
          <table:table-cell table:formula="of:=[.R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1];[.F11];[.H11];[.J11];[.L11];[.N11];[.O11])" office:value-type="float" office:value="1" calcext:value-type="float">
            <text:p>1</text:p>
          </table:table-cell>
          <table:table-cell table:formula="of:=AVERAGE([.E11];[.G11];[.I11];[.K11];[.M11])" office:value-type="float" office:value="3.2" calcext:value-type="float">
            <text:p>3</text:p>
          </table:table-cell>
          <table:table-cell table:formula="of:=100-([.Q11]*100/[.Q10])" office:value-type="float" office:value="5.88235294117646" calcext:value-type="float">
            <text:p>6</text:p>
          </table:table-cell>
          <table:table-cell table:formula="of:=[.R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12];[.F12];[.H12];[.J12];[.L12];[.N12];[.O12])" office:value-type="float" office:value="1.66666666666667" calcext:value-type="float">
            <text:p>2</text:p>
          </table:table-cell>
          <table:table-cell table:formula="of:=AVERAGE([.E12];[.G12];[.I12];[.K12];[.M12])" office:value-type="float" office:value="5" calcext:value-type="float">
            <text:p>5</text:p>
          </table:table-cell>
          <table:table-cell table:formula="of:=100-([.Q12]*100/[.Q11])" office:value-type="float" office:value="-56.25" calcext:value-type="float">
            <text:p>-56</text:p>
          </table:table-cell>
          <table:table-cell table:formula="of:=[.R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D13];[.F13];[.H13];[.J13];[.L13];[.N13];[.O13])" office:value-type="float" office:value="1" calcext:value-type="float">
            <text:p>1</text:p>
          </table:table-cell>
          <table:table-cell table:formula="of:=AVERAGE([.E13];[.G13];[.I13];[.K13];[.M13])" office:value-type="float" office:value="4.5" calcext:value-type="float">
            <text:p>5</text:p>
          </table:table-cell>
          <table:table-cell table:formula="of:=100-([.Q13]*100/[.Q12])" office:value-type="float" office:value="10" calcext:value-type="float">
            <text:p>10</text:p>
          </table:table-cell>
          <table:table-cell table:formula="of:=[.R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4];[.F14];[.H14];[.J14];[.L14];[.N14];[.O14])" office:value-type="float" office:value="1" calcext:value-type="float">
            <text:p>1</text:p>
          </table:table-cell>
          <table:table-cell table:formula="of:=AVERAGE([.E14];[.G14];[.I14];[.K14];[.M14])" office:value-type="float" office:value="7.33333333333333" calcext:value-type="float">
            <text:p>7</text:p>
          </table:table-cell>
          <table:table-cell table:formula="of:=100-([.Q14]*100/[.Q13])" office:value-type="float" office:value="-62.9629629629629" calcext:value-type="float">
            <text:p>-63</text:p>
          </table:table-cell>
          <table:table-cell table:formula="of:=[.R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D15];[.F15];[.H15];[.J15];[.L15];[.N15];[.O15])" office:value-type="float" office:value="1.8" calcext:value-type="float">
            <text:p>2</text:p>
          </table:table-cell>
          <table:table-cell table:formula="of:=AVERAGE([.E15];[.G15];[.I15];[.K15];[.M15])" office:value-type="float" office:value="4.8" calcext:value-type="float">
            <text:p>5</text:p>
          </table:table-cell>
          <table:table-cell table:formula="of:=100-([.Q15]*100/[.Q14])" office:value-type="float" office:value="34.5454545454545" calcext:value-type="float">
            <text:p>35</text:p>
          </table:table-cell>
          <table:table-cell table:formula="of:=[.R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D16];[.F16];[.H16];[.J16];[.L16];[.N16];[.O16])" office:value-type="float" office:value="1" calcext:value-type="float">
            <text:p>1</text:p>
          </table:table-cell>
          <table:table-cell table:formula="of:=AVERAGE([.E16];[.G16];[.I16];[.K16];[.M16])" office:value-type="float" office:value="3.8" calcext:value-type="float">
            <text:p>4</text:p>
          </table:table-cell>
          <table:table-cell table:formula="of:=100-([.Q16]*100/[.Q15])" office:value-type="float" office:value="20.8333333333333" calcext:value-type="float">
            <text:p>21</text:p>
          </table:table-cell>
          <table:table-cell table:formula="of:=[.R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7];[.F17];[.H17];[.J17];[.L17];[.N17];[.O17])" office:value-type="float" office:value="1" calcext:value-type="float">
            <text:p>1</text:p>
          </table:table-cell>
          <table:table-cell table:formula="of:=AVERAGE([.E17];[.G17];[.I17];[.K17];[.M17])" office:value-type="float" office:value="7.75" calcext:value-type="float">
            <text:p>8</text:p>
          </table:table-cell>
          <table:table-cell table:formula="of:=100-([.Q17]*100/[.Q16])" office:value-type="float" office:value="-103.947368421053" calcext:value-type="float">
            <text:p>-104</text:p>
          </table:table-cell>
          <table:table-cell table:formula="of:=[.R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D18];[.F18];[.H18];[.J18];[.L18];[.N18];[.O18])" office:value-type="float" office:value="1" calcext:value-type="float">
            <text:p>1</text:p>
          </table:table-cell>
          <table:table-cell table:formula="of:=AVERAGE([.E18];[.G18];[.I18];[.K18];[.M18])" office:value-type="float" office:value="5" calcext:value-type="float">
            <text:p>5</text:p>
          </table:table-cell>
          <table:table-cell table:formula="of:=100-([.Q18]*100/[.Q17])" office:value-type="float" office:value="35.4838709677419" calcext:value-type="float">
            <text:p>35</text:p>
          </table:table-cell>
          <table:table-cell table:formula="of:=[.R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number-columns-repeated="15"/>
          <table:table-cell table:style-name="Default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5" table:formula="of:=AVERAGE([.S3:.S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03:46:16.463392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03:48:12.978145910</dc:date>
    <meta:editing-duration>PT1H7M39S</meta:editing-duration>
    <meta:editing-cycles>35</meta:editing-cycles>
    <meta:generator>LibreOffice/5.4.1.2.0$Linux_X86_64 LibreOffice_project/40m0$Build-2</meta:generator>
    <meta:document-statistic meta:table-count="3" meta:cell-count="4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7cm" style:legend-expansion="high" chart:style-name="ch2"/>
        <chart:plot-area chart:style-name="ch3" table:cell-range-address="'dataset-by-year'.A1:'dataset-by-year'.F18" chart:data-source-has-labels="both" svg:x="0.32cm" svg:y="0.18cm" svg:width="12.508cm" svg:height="8.64cm">
          <chartooo:coordinate-region svg:x="0.941cm" svg:y="0.18cm" svg:width="11.776cm" svg:height="7.515cm"/>
          <chart:axis chart:dimension="x" chart:name="primary-x" chart:style-name="ch4" chartooo:axis-type="auto">
            <chartooo:date-scale/>
            <chart:categories table:cell-range-address="'dataset-by-year'.A2:'dataset-by-year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'.B2:'dataset-by-year'.B18" chart:label-cell-address="'dataset-by-year'.B1:'dataset-by-year'.B1" chart:class="chart:line">
            <chart:data-point chart:repeated="17"/>
          </chart:series>
          <chart:series chart:style-name="ch7" chart:values-cell-range-address="'dataset-by-year'.C2:'dataset-by-year'.C18" chart:label-cell-address="'dataset-by-year'.C1:'dataset-by-year'.C1" chart:class="chart:line">
            <chart:data-point chart:repeated="17"/>
          </chart:series>
          <chart:series chart:style-name="ch8" chart:values-cell-range-address="'dataset-by-year'.D2:'dataset-by-year'.D18" chart:label-cell-address="'dataset-by-year'.D1:'dataset-by-year'.D1" chart:class="chart:line">
            <chart:data-point chart:repeated="17"/>
          </chart:series>
          <chart:series chart:style-name="ch9" chart:values-cell-range-address="'dataset-by-year'.E2:'dataset-by-year'.E18" chart:label-cell-address="'dataset-by-year'.E1:'dataset-by-year'.E1" chart:class="chart:line">
            <chart:data-point chart:repeated="17"/>
          </chart:series>
          <chart:series chart:style-name="ch10" chart:values-cell-range-address="'dataset-by-year'.F2:'dataset-by-year'.F18" chart:label-cell-address="'dataset-by-year'.F1:'dataset-by-year'.F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  <draw:g>
                  <svg:desc>'dataset-by-year'.B1:'dataset-by-year'.B1</svg:desc>
                </draw:g>
              </table:table-cell>
              <table:table-cell office:value-type="string">
                <text:p>mentions</text:p>
                <draw:g>
                  <svg:desc>'dataset-by-year'.C1:'dataset-by-year'.C1</svg:desc>
                </draw:g>
              </table:table-cell>
              <table:table-cell office:value-type="string">
                <text:p>cite</text:p>
                <draw:g>
                  <svg:desc>'dataset-by-year'.D1:'dataset-by-year'.D1</svg:desc>
                </draw:g>
              </table:table-cell>
              <table:table-cell office:value-type="string">
                <text:p>use</text:p>
                <draw:g>
                  <svg:desc>'dataset-by-year'.E1:'dataset-by-year'.E1</svg:desc>
                </draw:g>
              </table:table-cell>
              <table:table-cell office:value-type="string">
                <text:p>contribute</text:p>
                <draw:g>
                  <svg:desc>'dataset-by-year'.F1:'dataset-by-year'.F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'.A2:'dataset-by-year'.A18</svg:desc>
                </draw:g>
              </table:table-cell>
              <table:table-cell office:value-type="float" office:value="1">
                <text:p>1</text:p>
                <draw:g>
                  <svg:desc>'dataset-by-year'.B2:'dataset-by-year'.B18</svg:desc>
                </draw:g>
              </table:table-cell>
              <table:table-cell office:value-type="float" office:value="2">
                <text:p>2</text:p>
                <draw:g>
                  <svg:desc>'dataset-by-year'.C2:'dataset-by-year'.C18</svg:desc>
                </draw:g>
              </table:table-cell>
              <table:table-cell office:value-type="float" office:value="NaN">
                <text:p>NaN</text:p>
                <draw:g>
                  <svg:desc>'dataset-by-year'.D2:'dataset-by-year'.D18</svg:desc>
                </draw:g>
              </table:table-cell>
              <table:table-cell office:value-type="float" office:value="NaN">
                <text:p>NaN</text:p>
                <draw:g>
                  <svg:desc>'dataset-by-year'.E2:'dataset-by-year'.E18</svg:desc>
                </draw:g>
              </table:table-cell>
              <table:table-cell office:value-type="float" office:value="2">
                <text:p>2</text:p>
                <draw:g>
                  <svg:desc>'dataset-by-year'.F2:'dataset-by-year'.F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legend chart:legend-position="top" svg:x="3.75cm" svg:y="0.185cm" style:legend-expansion="wide" chart:style-name="ch2"/>
        <chart:plot-area chart:style-name="ch3" table:cell-range-address="'dataset-by-year_2'.A2:'dataset-by-year_2'.B18 'dataset-by-year_2'.B1:'dataset-by-year_2'.B1 'dataset-by-year_2'.D1:'dataset-by-year_2'.D18" chart:data-source-has-labels="both" svg:x="0.248cm" svg:y="0.858cm" svg:width="11.945cm" svg:height="8.046cm">
          <chartooo:coordinate-region svg:x="0.869cm" svg:y="0.858cm" svg:width="11.213cm" svg:height="6.921cm"/>
          <chart:axis chart:dimension="x" chart:name="primary-x" chart:style-name="ch4" chartooo:axis-type="auto">
            <chartooo:date-scale/>
            <chart:categories table:cell-range-address="'dataset-by-year_2'.A2:'dataset-by-year_2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_2'.B2:'dataset-by-year_2'.B18" chart:label-cell-address="'dataset-by-year_2'.B1:'dataset-by-year_2'.B1" chart:class="chart:line">
            <chart:data-point chart:repeated="17"/>
          </chart:series>
          <chart:series chart:style-name="ch7" chart:values-cell-range-address="'dataset-by-year_2'.D2:'dataset-by-year_2'.D18" chart:label-cell-address="'dataset-by-year_2'.D1:'dataset-by-year_2'.D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2'.B1:'dataset-by-year_2'.B1</svg:desc>
                </draw:g>
              </table:table-cell>
              <table:table-cell office:value-type="string">
                <text:p>Menções</text:p>
                <draw:g>
                  <svg:desc>'dataset-by-year_2'.D1:'dataset-by-year_2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3">
                <text:p>3</text:p>
                <draw:g>
                  <svg:desc>'dataset-by-year_2'.B2:'dataset-by-year_2'.B18</svg:desc>
                </draw:g>
              </table:table-cell>
              <table:table-cell office:value-type="float" office:value="2">
                <text:p>2</text:p>
                <draw:g>
                  <svg:desc>'dataset-by-year_2'.D2:'dataset-by-year_2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legend chart:legend-position="top" svg:x="3.287cm" svg:y="0.185cm" style:legend-expansion="wide" chart:style-name="ch2"/>
        <chart:plot-area chart:style-name="ch3" table:cell-range-address="'dataset-by-year_2'.A2:'dataset-by-year_2'.A18 'dataset-by-year_2'.E1:'dataset-by-year_2'.G18" chart:data-source-has-labels="both" svg:x="0.25cm" svg:y="0.857cm" svg:width="12.044cm" svg:height="7.963cm">
          <chartooo:coordinate-region svg:x="0.871cm" svg:y="0.857cm" svg:width="11.312cm" svg:height="6.838cm"/>
          <chart:axis chart:dimension="x" chart:name="primary-x" chart:style-name="ch4" chartooo:axis-type="auto">
            <chartooo:date-scale/>
            <chart:categories table:cell-range-address="'dataset-by-year_2'.A2:'dataset-by-year_2'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set-by-year_2'.E2:'dataset-by-year_2'.E18" chart:label-cell-address="'dataset-by-year_2'.E1:'dataset-by-year_2'.E1" chart:class="chart:line">
            <chart:data-point chart:repeated="17"/>
          </chart:series>
          <chart:series chart:style-name="ch7" chart:values-cell-range-address="'dataset-by-year_2'.F2:'dataset-by-year_2'.F18" chart:label-cell-address="'dataset-by-year_2'.F1:'dataset-by-year_2'.F1" chart:class="chart:line">
            <chart:data-point chart:repeated="17"/>
          </chart:series>
          <chart:series chart:style-name="ch8" chart:values-cell-range-address="'dataset-by-year_2'.G2:'dataset-by-year_2'.G18" chart:label-cell-address="'dataset-by-year_2'.G1:'dataset-by-year_2'.G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ta</text:p>
                <draw:g>
                  <svg:desc>'dataset-by-year_2'.E1:'dataset-by-year_2'.E1</svg:desc>
                </draw:g>
              </table:table-cell>
              <table:table-cell office:value-type="string">
                <text:p>Usa</text:p>
                <draw:g>
                  <svg:desc>'dataset-by-year_2'.F1:'dataset-by-year_2'.F1</svg:desc>
                </draw:g>
              </table:table-cell>
              <table:table-cell office:value-type="string">
                <text:p>Contribui</text:p>
                <draw:g>
                  <svg:desc>'dataset-by-year_2'.G1:'dataset-by-year_2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2'.A2:'dataset-by-year_2'.A18</svg:desc>
                </draw:g>
              </table:table-cell>
              <table:table-cell office:value-type="float" office:value="NaN">
                <text:p>NaN</text:p>
                <draw:g>
                  <svg:desc>'dataset-by-year_2'.E2:'dataset-by-year_2'.E18</svg:desc>
                </draw:g>
              </table:table-cell>
              <table:table-cell office:value-type="float" office:value="NaN">
                <text:p>NaN</text:p>
                <draw:g>
                  <svg:desc>'dataset-by-year_2'.F2:'dataset-by-year_2'.F18</svg:desc>
                </draw:g>
              </table:table-cell>
              <table:table-cell office:value-type="float" office:value="2">
                <text:p>2</text:p>
                <draw:g>
                  <svg:desc>'dataset-by-year_2'.G2:'dataset-by-year_2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legend chart:legend-position="top" svg:x="3.418cm" svg:y="0.185cm" style:legend-expansion="wide" chart:style-name="ch2"/>
        <chart:plot-area chart:style-name="ch3" table:cell-range-address="'dataset-by-year_13'.A2:'dataset-by-year_13'.A18 'dataset-by-year_13'.P1:'dataset-by-year_13'.Q18" chart:data-source-has-labels="both" svg:x="0.384cm" svg:y="0.857cm" svg:width="18.436cm" svg:height="7.969cm">
          <chartooo:coordinate-region svg:x="0.82cm" svg:y="1.003cm" svg:width="17.628cm" svg:height="7.282cm"/>
          <chart:axis chart:dimension="x" chart:name="primary-x" chart:style-name="ch4" chartooo:axis-type="auto">
            <chartooo:date-scale/>
            <chart:categories table:cell-range-address="'dataset-by-year_13'.A2:'dataset-by-year_13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taset-by-year_13'.P2:'dataset-by-year_13'.P18" chart:label-cell-address="'dataset-by-year_13'.P1:'dataset-by-year_13'.P1" chart:class="chart:line">
            <chart:regression-curve chart:style-name="ch8"/>
            <chart:data-point chart:repeated="17"/>
          </chart:series>
          <chart:series chart:style-name="ch9" chart:values-cell-range-address="'dataset-by-year_13'.Q2:'dataset-by-year_13'.Q18" chart:label-cell-address="'dataset-by-year_13'.Q1:'dataset-by-year_13'.Q1" chart:class="chart:line">
            <chart:regression-curve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dataset-by-year_13'.P1:'dataset-by-year_13'.P1</svg:desc>
                </draw:g>
              </table:table-cell>
              <table:table-cell office:value-type="string">
                <text:p>Menções</text:p>
                <draw:g>
                  <svg:desc>'dataset-by-year_13'.Q1:'dataset-by-year_13'.Q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dataset-by-year_13'.A2:'dataset-by-year_13'.A18</svg:desc>
                </draw:g>
              </table:table-cell>
              <table:table-cell office:value-type="float" office:value="1.66666666666667">
                <text:p>1.66666666666667</text:p>
                <draw:g>
                  <svg:desc>'dataset-by-year_13'.P2:'dataset-by-year_13'.P18</svg:desc>
                </draw:g>
              </table:table-cell>
              <table:table-cell office:value-type="float" office:value="1">
                <text:p>1</text:p>
                <draw:g>
                  <svg:desc>'dataset-by-year_13'.Q2:'dataset-by-year_13'.Q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